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00%" fo:text-align="center" style:justify-single-word="false"/>
      <style:text-properties fo:font-size="16pt"/>
    </style:style>
    <style:style style:name="P2" style:family="paragraph" style:parent-style-name="Text_20_body">
      <style:paragraph-properties fo:margin-top="0in" fo:margin-bottom="0in" loext:contextual-spacing="false" fo:line-height="100%"/>
    </style:style>
    <style:style style:name="P3" style:family="paragraph" style:parent-style-name="Text_20_body" style:list-style-name="L1">
      <style:paragraph-properties fo:margin-top="0in" fo:margin-bottom="0in" loext:contextual-spacing="false" fo:line-height="100%"/>
    </style:style>
    <style:style style:name="P4" style:family="paragraph" style:parent-style-name="Text_20_body" style:list-style-name="L1">
      <style:paragraph-properties fo:margin-top="0in" fo:margin-bottom="0in" loext:contextual-spacing="false" fo:line-height="100%"/>
      <style:text-properties officeooo:paragraph-rsid="001cdef9"/>
    </style:style>
    <style:style style:name="P5" style:family="paragraph" style:parent-style-name="Text_20_body" style:list-style-name="L1">
      <style:paragraph-properties fo:margin-top="0in" fo:margin-bottom="0in" loext:contextual-spacing="false" fo:line-height="100%"/>
      <style:text-properties officeooo:paragraph-rsid="001ec277"/>
    </style:style>
    <style:style style:name="P6" style:family="paragraph" style:parent-style-name="Text_20_body" style:list-style-name="L1">
      <style:paragraph-properties fo:margin-top="0in" fo:margin-bottom="0in" loext:contextual-spacing="false" fo:line-height="100%"/>
      <style:text-properties officeooo:rsid="001fd344" officeooo:paragraph-rsid="00216fab"/>
    </style:style>
    <style:style style:name="P7" style:family="paragraph" style:parent-style-name="Text_20_body" style:list-style-name="L1">
      <style:paragraph-properties fo:margin-top="0in" fo:margin-bottom="0in" loext:contextual-spacing="false" fo:line-height="100%"/>
      <style:text-properties officeooo:rsid="0022b553" officeooo:paragraph-rsid="0022b553"/>
    </style:style>
    <style:style style:name="P8" style:family="paragraph" style:parent-style-name="Text_20_body" style:list-style-name="L1">
      <style:paragraph-properties fo:margin-top="0in" fo:margin-bottom="0in" loext:contextual-spacing="false" fo:line-height="100%"/>
      <style:text-properties officeooo:rsid="0023a7b5" officeooo:paragraph-rsid="0023a7b5"/>
    </style:style>
    <style:style style:name="P9" style:family="paragraph" style:parent-style-name="Text_20_body" style:list-style-name="L1">
      <style:paragraph-properties fo:margin-top="0in" fo:margin-bottom="0in" loext:contextual-spacing="false" fo:line-height="100%"/>
      <style:text-properties officeooo:rsid="0024d11d" officeooo:paragraph-rsid="0024d11d"/>
    </style:style>
    <style:style style:name="P10" style:family="paragraph" style:parent-style-name="Text_20_body" style:list-style-name="L1">
      <style:paragraph-properties fo:margin-top="0in" fo:margin-bottom="0in" loext:contextual-spacing="false" fo:line-height="100%"/>
      <style:text-properties officeooo:rsid="0024f3eb" officeooo:paragraph-rsid="0024f3eb"/>
    </style:style>
    <style:style style:name="P11" style:family="paragraph" style:parent-style-name="Text_20_body" style:list-style-name="L1">
      <style:paragraph-properties fo:margin-top="0in" fo:margin-bottom="0in" loext:contextual-spacing="false" fo:line-height="100%"/>
      <style:text-properties officeooo:rsid="002758fa" officeooo:paragraph-rsid="002758fa"/>
    </style:style>
    <style:style style:name="P12" style:family="paragraph" style:parent-style-name="Text_20_body" style:list-style-name="L1">
      <style:paragraph-properties fo:margin-top="0in" fo:margin-bottom="0in" loext:contextual-spacing="false" fo:line-height="100%"/>
      <style:text-properties officeooo:rsid="00283d96" officeooo:paragraph-rsid="00293ce7"/>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4f3eb"/>
    </style:style>
    <style:style style:name="T9" style:family="text">
      <style:text-properties officeooo:rsid="002758fa"/>
    </style:style>
    <style:style style:name="T10" style:family="text">
      <style:text-properties officeooo:rsid="0027b3be"/>
    </style:style>
    <style:style style:name="T11" style:family="text">
      <style:text-properties officeooo:rsid="00293ce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Component Presentation</text:p>
      <text:p text:style-name="P2"/>
      <text:list xml:id="list701667039" text:style-name="L1">
        <text:list-item>
          <text:p text:style-name="P3">Web Components: Use the Platform</text:p>
          <text:list>
            <text:list-item>
              <text:p text:style-name="P3"><text:span text:style-name="T1">T</text:span>hank you to everyone for giving me your time and attention today. I’ve been talking about web components since I first interviewed for my position here but unfortunately we’ve all been too busy to give this technology the consideration it deserves. So I’m excited to explain to everyone today what web components are and why we should adopt the technology.</text:p>
            </text:list-item>
          </text:list>
        </text:list-item>
        <text:list-item>
          <text:p text:style-name="P3">Good ideas get standardized</text:p>
          <text:list>
            <text:list-item>
              <text:p text:style-name="P3"><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1">The benefits of u</text:span>sing JPA instead of directly using the classes provided by the <text:span text:style-name="T1">ORM </text:span>implementation <text:span text:style-name="T1">prevents developers from getting tied to a framework as in</text:span> applications can switch the underlying ORM implementation without having to re-write any code.</text:p>
            </text:list-item>
            <text:list-item>
              <text:p text:style-name="P4">When the current version of the Dennis Kirk website was written, using jQuery was a good idea. jQuery is a JavaScript library that simplifies DOM traversal and manipulation as well as other common front end tasks. Since then the good ideas from jQuery were standardized into various web APIs. <text:span text:style-name="T2">(click link) </text:span>By using the APIs provided by the Web Platform instead of the jQuery library we can make our applications smaller and faster. <text:span text:style-name="T2">This is </text:span>because we don’t have to ship a monolithic JavaScript library to the client and the implementation of the interfaces exists in the browser engine’s code <text:span text:style-name="T1">which will run faster than an external JS library</text:span>. <text:span text:style-name="T1">Using web APIs </text:span>also allows <text:span text:style-name="T1">us to write JavaScript instead of jQuery</text:span> which <text:span text:style-name="T2">has</text:span> become<text:span text:style-name="T1">s</text:span> almost <text:span text:style-name="T1">like </text:span>a completely separate language.</text:p>
            </text:list-item>
            <text:list-item>
              <text:p text:style-name="P5"><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Unfortunately, the components made using these frameworks can only work within their own respective framework as in a Vue component can only exist in a Vue application. <text:span text:style-name="T2">Fortunately, the Web Platform has standardized a way to create reusable components which is supported by every major browser on the market today. By using the Web Component Standards we’re allowed to create real encapsulated HTML elements which free us from being tied to an application framework and the components we write will run faster since the underlying interfaces are implemented by the browser engine’s code.</text:span></text:p>
            </text:list-item>
          </text:list>
        </text:list-item>
        <text:list-item>
          <text:p text:style-name="P3">What are web components</text:p>
          <text:list>
            <text:list-item>
              <text:p text:style-name="P6">Before the Web Component standards existed <text:span text:style-name="T3">we </text:span>could only use the HTML tags that were standardized by the W3C and provided to us by the browser. Now the Web Platform has defined a way for developers to create custom HTML tags. <text:span text:style-name="T4">This is made possible through three HTML standards (Custom Elements, Shadow DOM, HTML Template) and one JavaScript standard (ES Modules). </text:span></text:p>
            </text:list-item>
            <text:list-item>
              <text:p text:style-name="P6"><text:span text:style-name="T4">So simply put web components are custom HTML tags and because there are real HTML elements they can be used anywhere HTML is used. (click link) As you can see web components will work in any front end framework, even Vue. So there’s nothing stopping us from using both web components and the Vue JS framework. However we </text:span><text:soft-page-break/><text:span text:style-name="T4">still need to research and have a separate discussion about which front end framework, if any, that we’re going to use.</text:span></text:p>
            </text:list-item>
          </text:list>
        </text:list-item>
        <text:list-item>
          <text:p text:style-name="P7">Timeline</text:p>
          <text:list>
            <text:list-item>
              <text:p text:style-name="P8"><text:span text:style-name="T5">2011 </text:span>Alex Russell first described the <text:span text:style-name="T5">concept of web components.</text:span></text:p>
            </text:list-item>
            <text:list-item>
              <text:p text:style-name="P9">May 22<text:span text:style-name="T6">nd</text:span> 2012 the first draft of the Web Component standards was published.</text:p>
            </text:list-item>
            <text:list-item>
              <text:p text:style-name="P9">In 2013 and 2014 JavaScript frameworks were created that could mimicked the web component concept <text:span text:style-name="T7">but are not actual HTML elements.</text:span></text:p>
            </text:list-item>
            <text:list-item>
              <text:p text:style-name="P9">On May 11<text:span text:style-name="T6">th</text:span> 2017 the <text:span text:style-name="T7">web component </text:span>polyfill<text:span text:style-name="T7">s</text:span> w<text:span text:style-name="T7">ere</text:span> released which made <text:span text:style-name="T8">using </text:span>web components <text:span text:style-name="T8">possible without browser support. This is especially important for the Internet Explorer browser since it isn’t being actively developed and will never support the standards. Fortunately with these polyfill we don’t need to be held back by the Internet Explorer browser anymore.</text:span></text:p>
            </text:list-item>
            <text:list-item>
              <text:p text:style-name="P10">From then on <text:span text:style-name="T9">modern </text:span>browsers started to develop support for the Web Component standards and today it is supported across 100% of modern browsers.</text:p>
            </text:list-item>
          </text:list>
        </text:list-item>
        <text:list-item>
          <text:p text:style-name="P11">Lets look at some <text:span text:style-name="T10">code</text:span>.</text:p>
          <text:list>
            <text:list-item>
              <text:p text:style-name="P11">Since web components are a standardized technology they can be written without using a JavaScript library because the browser implements the interfaces. This is an example of a web component built with nothing but web APIs. <text:s/>We’re probably all familiar with th<text:span text:style-name="T10">is</text:span> info-box component <text:span text:style-name="T10">that Lauren made </text:span>as it is currently being used on our production website to inform customers of shipping delays due to the corona virus. <text:span text:style-name="T10">I want to give some props to</text:span> Lauren <text:span text:style-name="T10">for learning and using the underlying web component APIs as that was very diligent of her to do. The downside of using the web components API directly is that there is a little bit of boiler plate code and we miss out on features like template rendering and data binding.</text:span></text:p>
            </text:list-item>
            <text:list-item>
              <text:p text:style-name="P12">This is an example of the same info-box component using open recommendations and best practices. Th<text:span text:style-name="T11">is</text:span> component <text:span text:style-name="T11">extends from LitElement which is a web component wrapper around the lit-html library which is a extremely small and fast template library. Lit-html is about 1.7Kb, Vue is about 30 Kb and <text:s/>jQuery which is around 97.85Kb. So even though in reality we’ll end up using a JavaScript library it is a small concession to make given the benefits we recieve. By using LitElement as a base class we don’t have to write any boiler plate code plus we get data binding and template rendering that out performs virtual DOMs used by JavaScript libraries like React and Vue. </text:span></text:p>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7-29T19:26:26.867427605</dc:date>
    <meta:editing-duration>PT1H2M42S</meta:editing-duration>
    <meta:editing-cycles>10</meta:editing-cycles>
    <meta:generator>LibreOffice/6.0.7.3$Linux_X86_64 LibreOffice_project/00m0$Build-3</meta:generator>
    <meta:document-statistic meta:table-count="0" meta:image-count="0" meta:object-count="0" meta:page-count="2" meta:paragraph-count="19" meta:word-count="974" meta:character-count="5830" meta:non-whitespace-character-count="4889"/>
  </office:meta>
</office:document-meta>
</file>